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TDScanner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scanDTDInternalSubset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scanDTD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scanDTDFragment( boolean 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Scanner.XMLDTD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Scanner.setDTDContentModelHandler( XMLDTDContentModelHandler dtdContentMode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